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903cm" svg:height="0.66cm" draw:transform="skewX (0.00122173047639607) rotate (-2.15652882376419) translate (4.00870697154211cm 7.3241954926458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4.177cm" svg:height="0.796cm" draw:transform="skewX (-0.000698131700797729) rotate (-1.55351756720015) translate (3.8748625274894cm 2.2949735054397cm)" svg:viewBox="0 0 4178 797" svg:d="M118 707c341 30 1995 86 2635 89 640 5 1154-22 1391-40 137-10-180-609-319-617-139-9-533 35-1027 30-493-5-2381-95-2737-169-121-15-41 696 57 707z">
          <text:p/>
        </draw:path>
        <draw:path draw:style-name="gr1" draw:text-style-name="P1" draw:layer="layout" svg:width="0.902cm" svg:height="0.661cm" draw:transform="skewX (0.001221730476396) rotate (-2.1556561591382) translate (4.0017906519273cm 2.3154624998278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835cm" svg:height="0.55cm" draw:transform="skewX (0.00139626340159545) rotate (-2.15705242253979) translate (3.9413058532969cm 6.0838574442843cm)" svg:viewBox="0 0 836 551" svg:d="M434 549c171-16 339-143 390-251 50-108-64-201-193-254-131-52-269-66-432 3s-262 183-153 322c109 138 218 195 388 180z">
          <text:p/>
        </draw:path>
        <draw:path draw:style-name="gr1" draw:text-style-name="P1" draw:layer="layout" svg:width="0.903cm" svg:height="0.66cm" draw:transform="skewX (0.00122173047639607) rotate (-2.15652882376419) translate (5.38970697154252cm 7.3241954926458cm)" svg:viewBox="0 0 904 661" svg:d="M527 644c137-64 329-219 367-367 35-139-27-185-184-243-156-57-351-32-459-3-277 72-309 187-173 369s313 309 449 244z">
          <text:p/>
        </draw:path>
        <draw:path draw:style-name="gr2" draw:text-style-name="P1" draw:layer="layout" svg:width="2.61cm" svg:height="4.507cm" svg:x="4.264cm" svg:y="2.118cm" svg:viewBox="0 0 2611 4508" svg:d="M806 2799c-813 642-993 1102-622 1672 148 196 576-444 537-590-103-250-193-86 305-512 497-426 1557-1187 1584-2122s-512-1294-1160-1242-1107 341-1358 529c-69 58 265 675 365 588 286-287 999-622 1414-80 416 542-253 1114-1065 1757z">
          <text:p/>
        </draw:path>
        <draw:path draw:style-name="gr1" draw:text-style-name="P1" draw:layer="layout" svg:width="0.835cm" svg:height="0.55cm" draw:transform="rotate (-2.15705242253979) translate (5.1525025084378cm 6.0668946757292cm)" svg:viewBox="0 0 836 551" svg:d="M434 549c171-16 339-143 390-251 50-108-64-201-193-254-130-52-269-66-432 3-162 69-262 183-153 322 109 138 217 195 388 180z">
          <text:p/>
        </draw:path>
        <draw:path draw:style-name="gr1" draw:text-style-name="P1" draw:layer="layout" svg:width="0.903cm" svg:height="0.661cm" draw:transform="rotate (-2.15757602131539) translate (5.1168244404367cm 2.6876151038323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22:30:57.476000000</dc:date>
    <meta:editing-duration>PT2M53S</meta:editing-duration>
    <meta:editing-cycles>3</meta:editing-cycles>
    <meta:generator>LibreOffice/24.2.4.2$Windows_X86_64 LibreOffice_project/51a6219feb6075d9a4c46691dcfe0cd9c4fff3c2</meta:generator>
    <meta:document-statistic meta:object-count="8"/>
  </office:meta>
</office:document-meta>
</file>